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1B152FD40ECFBFEA8E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01cm, 0cm, 0.971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46cm" svg:x="1cm" svg:y="12.176cm">
          <draw:image xlink:href="Pictures/10000000000003C0000001B152FD40ECFBFEA8E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0T21:13:55.690959105</dc:date>
    <meta:editing-duration>PT52S</meta:editing-duration>
    <meta:editing-cycles>1</meta:editing-cycles>
    <meta:document-statistic meta:object-count="1"/>
    <meta:generator>LibreOffice/6.4.7.2$Linux_X86_64 LibreOffice_project/40$Build-2</meta:generator>
  </office:meta>
</office:document-meta>
</file>